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officeooo:paragraph-rsid="001f3f5e"/>
    </style:style>
    <style:style style:name="P4" style:family="paragraph" style:parent-style-name="Standard">
      <style:text-properties officeooo:rsid="00242756" officeooo:paragraph-rsid="00242756"/>
    </style:style>
    <style:style style:name="P5" style:family="paragraph" style:parent-style-name="Text_20_body">
      <style:text-properties fo:language="ru" fo:country="RU" officeooo:paragraph-rsid="00242756"/>
    </style:style>
    <style:style style:name="P6" style:family="paragraph" style:parent-style-name="Text_20_body">
      <style:text-properties fo:language="ru" fo:country="RU" officeooo:rsid="00242756" officeooo:paragraph-rsid="00242756"/>
    </style:style>
    <style:style style:name="P7" style:family="paragraph" style:parent-style-name="Text_20_body">
      <style:text-properties officeooo:paragraph-rsid="00242756"/>
    </style:style>
    <style:style style:name="P8" style:family="paragraph" style:parent-style-name="Text_20_body">
      <style:text-properties officeooo:rsid="00242756" officeooo:paragraph-rsid="00242756"/>
    </style:style>
    <style:style style:name="P9" style:family="paragraph" style:parent-style-name="Text_20_body">
      <style:text-properties officeooo:paragraph-rsid="00243106"/>
    </style:style>
    <style:style style:name="P10" style:family="paragraph" style:parent-style-name="Text_20_body">
      <style:text-properties officeooo:rsid="00243106" officeooo:paragraph-rsid="00243106"/>
    </style:style>
    <style:style style:name="P11" style:family="paragraph" style:parent-style-name="Heading_20_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30d8"/>
    </style:style>
    <style:style style:name="T3" style:family="text">
      <style:text-properties fo:language="ru" fo:country="RU" officeooo:rsid="001f28e9"/>
    </style:style>
    <style:style style:name="T4" style:family="text">
      <style:text-properties fo:language="ru" fo:country="RU" officeooo:rsid="001f3f5e"/>
    </style:style>
    <style:style style:name="T5" style:family="text">
      <style:text-properties fo:language="ru" fo:country="RU" officeooo:rsid="0020e44a"/>
    </style:style>
    <style:style style:name="T6" style:family="text">
      <style:text-properties officeooo:rsid="001a30d8"/>
    </style:style>
    <style:style style:name="T7" style:family="text">
      <style:text-properties officeooo:rsid="001abbdb"/>
    </style:style>
    <style:style style:name="T8" style:family="text">
      <style:text-properties officeooo:rsid="001cb9a6"/>
    </style:style>
    <style:style style:name="T9" style:family="text">
      <style:text-properties officeooo:rsid="0020e44a"/>
    </style:style>
    <style:style style:name="T10" style:family="text">
      <style:text-properties officeooo:rsid="00229b24"/>
    </style:style>
    <style:style style:name="T11" style:family="text">
      <style:text-properties officeooo:rsid="00242756"/>
    </style:style>
    <style:style style:name="T12" style:family="text">
      <style:text-properties fo:font-variant="normal" fo:text-transform="none" fo:color="#4183c4" style:text-line-through-style="none" style:font-name="Helvetica" fo:font-size="9.75pt" fo:letter-spacing="normal" fo:language="ru" fo:country="RU" fo:font-style="normal" style:text-underline-style="none" fo:font-weight="normal" officeooo:rsid="001f3f5e" style:text-blinking="false"/>
    </style:style>
    <style:style style:name="T13" style:family="text">
      <style:text-properties fo:font-variant="normal" fo:text-transform="none" fo:color="#4183c4" style:text-line-through-style="none" style:font-name="Helvetica" fo:font-size="9.75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днажды один мой знакомый спросил: «Как можно отобразить древовидную структуру в <text:span text:style-name="T1">qml?</text:span>» Получившейся вариант я уже пытался опубликовать на хабре, но в тот раз проспал инвайт.. Под катом вторая попытка опубликовать таки статью.</text:p>
      <text:h text:style-name="P11" text:outline-level="1">Статья целиком</text:h>
      <text:p text:style-name="P2">Цель: разработать тестовое приложение отображающее древовидную <text:span text:style-name="T8">структуру</text:span> с <text:span text:style-name="T8">помою</text:span> Qt Quick.<text:line-break/>Результат можно посмотреть на GitHub: <text:a xlink:type="simple" xlink:href="https://github.com/1KoT1/QMLPresentTree">https://github.com/1KoT1/QMLPresentTree</text:a></text:p>
      <text:h text:style-name="Heading_20_2" text:outline-level="2">Структура данных приложения</text:h>
      <text:p text:style-name="P2">В нашем приложении элементы дерева описаны классом TreeItem.</text:p>
      <text:p text:style-name="P2">Свойство content хранит некоторое содержимое элемента. Для тестового приложения вполне подойдёт строка.</text:p>
      <text:p text:style-name="P2">Каждый экземпляр элемента имеет список <text:s/>содержащихся в нём <text:span text:style-name="T1">под</text:span><text:span text:style-name="T2">э</text:span><text:span text:style-name="T1">лементов</text:span> – childItems. Таким образом строится дерево.</text:p>
      <text:p text:style-name="P2">Свойство isOpen хранит состояние списка внутренних элементов: развёрнут или скрыт</text:p>
      <text:p text:style-name="P2">Свойство hasChild показывает, имеются ли дочерние элементы. Можно было бы обойтись использованием <text:s/>!item.childItems().isEmpty(), но для простоты <text:span text:style-name="T6">дальнейшего</text:span> <text:span text:style-name="T6">использования</text:span> ввёл <text:s/>поле <text:s/>hasChild.<text:line-break/>Код реализующий данный <text:span text:style-name="T7">класс</text:span> см. в . </text:p>
      <text:p text:style-name="P2">В model.h и model.cpp описана модель данных приложения. Модель содержит единственное свойство – дерево элементов.<text:line-break/>В <text:s/>создаю модель, представление и экспортирую модель в qml. Контроллер отсутствует, т. к. нет функционала, кроме отображения.</text:p>
      <text:h text:style-name="Heading_20_2" text:outline-level="2">Отображение дерева в qml</text:h>
      <text:p text:style-name="P2">Теперь переходим к самому интересному. Опишем отображение нашей древовидной структуры с помощью qml.</text:p>
      <text:p text:style-name="P5">Главный файл qml <text:span text:style-name="T6">содержит</text:span> следующий код:<text:line-break/><text:span text:style-name="T11">import QtQuick 2.0</text:span></text:p>
      <text:p text:style-name="P6"/>
      <text:p text:style-name="P6">Rectangle {</text:p>
      <text:p text:style-name="P6"><text:s text:c="4"/>width: 360</text:p>
      <text:p text:style-name="P6"><text:s text:c="4"/>height: 360</text:p>
      <text:p text:style-name="P6"><text:s text:c="4"/>ListView{</text:p>
      <text:p text:style-name="P6"><text:s text:c="8"/>anchors.fill: parent</text:p>
      <text:p text:style-name="P6"><text:s text:c="8"/>model: programmModel.tree</text:p>
      <text:p text:style-name="P6"><text:s text:c="8"/>delegate: ItemView{}</text:p>
      <text:p text:style-name="P6"><text:s text:c="4"/>}</text:p>
      <text:p text:style-name="P6">}</text:p>
      <text:p text:style-name="P2">Основная идея в следующем: Отображаем плоский список элементов первого уровня. Делегат, описывающий элемент содержит плоский список для отображения подэлементов. И <text:soft-page-break/>т. д. <text:span text:style-name="T9">п</text:span>о структуре дерева.</text:p>
      <text:p text:style-name="P7"><text:span text:style-name="T5">О</text:span>кно <text:span text:style-name="T10">целиком</text:span><text:span text:style-name="T5"> заполнено элементом ListView</text:span>. ListView отображает плоски<text:span text:style-name="T5">й</text:span> список и позволяет прокручивать его. В качестве модели укаваю наше дерево. Посути это плоский список элементов, каждый из которых в свою очередь содержит список поделементов. Отображение каждого елемента <text:span text:style-name="T3">описано </text:span><text:span text:style-name="T4">в </text:span><text:bookmark text:name="70f1024d8f792793c8d67cf718e470ed-cc806a3cf2a8a39af6936a283e615a0dfc0ce72d"/><text:a xlink:type="simple" xlink:href="https://github.com/1KoT1/QMLPresentTree/blob/master/QMLPresentTree/qml/QMLPresentTree/ItemView.qml"><text:span text:style-name="T12">ItemView.qml</text:span></text:a><text:span text:style-name="T4">:</text:span></text:p>
      <text:p text:style-name="P8"><text:span text:style-name="T4">import QtQuick 2.0</text:span></text:p>
      <text:p text:style-name="P8"><text:span text:style-name="T4"/></text:p>
      <text:p text:style-name="P8"><text:span text:style-name="T4">Row{</text:span></text:p>
      <text:p text:style-name="P8"><text:span text:style-name="T4"><text:s text:c="4"/>id: itemView</text:span></text:p>
      <text:p text:style-name="P8"><text:span text:style-name="T4"><text:s text:c="4"/>Text{</text:span></text:p>
      <text:p text:style-name="P8"><text:span text:style-name="T4"><text:s text:c="8"/>width: 10</text:span></text:p>
      <text:p text:style-name="P8"><text:span text:style-name="T4"><text:s text:c="8"/>height: 10</text:span></text:p>
      <text:p text:style-name="P8"><text:span text:style-name="T4"><text:s text:c="8"/>text: modelData.hasChild? modelData.isOpen ? "-" : "+" : ""</text:span></text:p>
      <text:p text:style-name="P8"><text:span text:style-name="T4"><text:s text:c="8"/>MouseArea{</text:span></text:p>
      <text:p text:style-name="P8"><text:span text:style-name="T4"><text:s text:c="12"/>anchors.fill: parent</text:span></text:p>
      <text:p text:style-name="P8"><text:span text:style-name="T4"><text:s text:c="12"/>onClicked: modelData.isOpen = !modelData.isOpen;</text:span></text:p>
      <text:p text:style-name="P8"><text:span text:style-name="T4"><text:s text:c="8"/>}</text:span></text:p>
      <text:p text:style-name="P8"><text:span text:style-name="T4"><text:s text:c="4"/>}</text:span></text:p>
      <text:p text:style-name="P8"><text:span text:style-name="T4"><text:s text:c="4"/>Column{</text:span></text:p>
      <text:p text:style-name="P8"><text:span text:style-name="T4"><text:s text:c="8"/>Text{ text: modelData.content }</text:span></text:p>
      <text:p text:style-name="P8"><text:span text:style-name="T4"><text:s text:c="8"/>Loader{</text:span></text:p>
      <text:p text:style-name="P8"><text:span text:style-name="T4"><text:s text:c="12"/>source: modelData.isOpen ? "TreeItemsList.qml" : "Empty.qml"</text:span></text:p>
      <text:p text:style-name="P8"><text:span text:style-name="T4"><text:s text:c="8"/>}</text:span></text:p>
      <text:p text:style-name="P8"><text:span text:style-name="T4"><text:s text:c="4"/>}</text:span></text:p>
      <text:p text:style-name="P8"><text:span text:style-name="T4">}</text:span></text:p>
      <text:p text:style-name="P3"><text:span text:style-name="T4">Элемент</text:span> состоит из вывода содержимого</text:p>
      <text:p text:style-name="P8"><text:span text:style-name="T4">Text{ text: modelData.content }</text:span></text:p>
      <text:p text:style-name="Text_20_body">элемента управления, показывающего наличие подэлементов и позволяющего раскрыть список:</text:p>
      <text:p text:style-name="P4"><text:span text:style-name="T4">Text{</text:span></text:p>
      <text:p text:style-name="P8"><text:span text:style-name="T4"><text:s text:c="8"/>width: 10</text:span></text:p>
      <text:p text:style-name="P8"><text:span text:style-name="T4"><text:s text:c="8"/>height: 10</text:span></text:p>
      <text:p text:style-name="P8"><text:span text:style-name="T4"><text:s text:c="8"/>text: modelData.hasChild? modelData.isOpen ? "-" : "+" : ""</text:span></text:p>
      <text:p text:style-name="P8"><text:span text:style-name="T4"><text:s text:c="8"/>MouseArea{</text:span></text:p>
      <text:p text:style-name="P8"><text:span text:style-name="T4"><text:s text:c="12"/>anchors.fill: parent</text:span></text:p>
      <text:p text:style-name="P8"><text:span text:style-name="T4"><text:s text:c="12"/>onClicked: modelData.isOpen = !modelData.isOpen;</text:span></text:p>
      <text:p text:style-name="P8"><text:span text:style-name="T4"><text:s text:c="8"/>}</text:span></text:p>
      <text:p text:style-name="P8"><text:span text:style-name="T4"><text:s text:c="4"/>}</text:span></text:p>
      <text:p text:style-name="Text_20_body"><text:soft-page-break/>списка поделементов:</text:p>
      <text:p text:style-name="P4"><text:span text:style-name="T4">Loader{</text:span></text:p>
      <text:p text:style-name="P8"><text:span text:style-name="T4"><text:s text:c="12"/>source: modelData.isOpen ? "TreeItemsList.qml" : "Empty.qml"</text:span></text:p>
      <text:p text:style-name="P8"><text:span text:style-name="T4"><text:s text:c="8"/>}</text:span></text:p>
      <text:p text:style-name="P9">Список подэлементов надо отображать только, когда он открыт. Для этого использую элемент <text:s/>Loader. В закрытом состоянии в него подгружается Empty.qml – прямоуголник размером 0 на 0. Отображение отрытого списка подэлементов описано в <text:bookmark text:name="5eeee5324412164c02df08c3ba526cce-99cea7550ca916e4f0b700bc1d122565a300a64c"/><text:a xlink:type="simple" xlink:href="https://github.com/1KoT1/QMLPresentTree/blob/master/QMLPresentTree/qml/QMLPresentTree/TreeItemsList.qml"><text:span text:style-name="T13">TreeItemsList.qml</text:span></text:a> .</text:p>
      <text:p text:style-name="Text_20_body">Рассмотрим его:</text:p>
      <text:p text:style-name="P10">import QtQuick 2.0</text:p>
      <text:p text:style-name="P10"/>
      <text:p text:style-name="P10">Column{</text:p>
      <text:p text:style-name="P10"><text:s text:c="4"/>Repeater{</text:p>
      <text:p text:style-name="P10"><text:s text:c="8"/>model: modelData.childItems</text:p>
      <text:p text:style-name="P10"><text:s text:c="8"/>delegate: ItemView{}</text:p>
      <text:p text:style-name="P10"><text:s text:c="4"/>}</text:p>
      <text:p text:style-name="P10">}</text:p>
      <text:p text:style-name="Text_20_body">Построение вертикального списка проиходит с помощью комбинации элементов Column и Repeater. В отличии от <text:s/>ListView Column не позволяет прокручивать содержимое и занимает всё небходимое пространство для отображение внутренних элементов. Прокрутка дерева целиком обеспечивается с помощью ListView в главном файле.</text:p>
      <text:p text:style-name="Text_20_body">Для отображения подэлементов используется тотже делегот, что и в списке верхнего уровня. Таким образом каждый элемент может отобразить свои поэлементы. Вложенность ограничена только системными ресурсами.<text:line-break/>Благодаря использованному подходу выполняется ещё одно важное требование: визуальное дерево строится только для открытых элементов, т. е. не тратятся лишние системные ресур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6M41S</meta:editing-duration>
    <meta:editing-cycles>35</meta:editing-cycles>
    <meta:generator>LibreOffice/4.1.1.2$Windows_x86 LibreOffice_project/7e4286b58adc75a14f6d83f53a03b6c11fa2903</meta:generator>
    <dc:date>2013-10-10T11:31:38.890000000</dc:date>
    <meta:document-statistic meta:table-count="0" meta:image-count="0" meta:object-count="0" meta:page-count="3" meta:paragraph-count="70" meta:word-count="490" meta:character-count="4064" meta:non-whitespace-character-count="3361"/>
    <meta:user-defined meta:name="Info 1"/>
    <meta:user-defined meta:name="Info 2"/>
    <meta:user-defined meta:name="Info 3"/>
    <meta:user-defined meta:name="Info 4"/>
  </office:meta>
</office:document-meta>
</file>